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62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21"/>
        </table:table-row>
        <table:table-row table:style-name="ro2">
          <table:table-cell table:number-columns-repeated="4"/>
          <table:table-cell office:value-type="string">
            <text:p><text:a xlink:href="https://pentapad.hq.c3d2.de/p/bug-2013" xlink:type="simple">https://pentapad.hq.c3d2.de/p/bug-2013</text:a></text:p>
          </table:table-cell>
          <table:table-cell table:number-columns-repeated="16"/>
        </table:table-row>
        <table:table-row table:style-name="ro1" table:number-rows-repeated="6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platinen </text:p>
          </table:table-cell>
          <table:table-cell office:value-type="string">
            <text:p>200 bugs 100 pentatonik 100 ledmatrix</text:p>
          </table:table-cell>
          <table:table-cell table:number-columns-repeated="2"/>
          <table:table-cell office:value-type="float" office:value="304.65">
            <text:p>304,65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einfuhrumsatzsteuer</text:p>
          </table:table-cell>
          <table:table-cell table:number-columns-repeated="2"/>
          <table:table-cell table:formula="of:=[.G10]*0.18" office:value-type="float" office:value="54.837">
            <text:p>54,837</text:p>
          </table:table-cell>
          <table:table-cell table:number-columns-repeated="14"/>
        </table:table-row>
        <table:table-row table:style-name="ro1">
          <table:table-cell table:number-columns-repeated="6"/>
          <table:table-cell table:formula="of:=SUM([.G10:.G11])" office:value-type="float" office:value="359.487">
            <text:p>359,487</text:p>
          </table:table-cell>
          <table:table-cell table:formula="of:=[.G12]/300" office:value-type="float" office:value="1.19829">
            <text:p>1,19829</text:p>
          </table:table-cell>
          <table:table-cell table:number-columns-repeated="13"/>
        </table:table-row>
        <table:table-row table:style-name="ro1" table:number-rows-repeated="3">
          <table:table-cell table:number-columns-repeated="21"/>
        </table:table-row>
        <table:table-row table:style-name="ro2">
          <table:table-cell/>
          <table:table-cell office:value-type="string">
            <text:p>platine bug </text:p>
          </table:table-cell>
          <table:table-cell office:value-type="float" office:value="1.2">
            <text:p>1,2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platine pentatonik</text:p>
          </table:table-cell>
          <table:table-cell office:value-type="float" office:value="0.6">
            <text:p>0,6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platine ledmatrix</text:p>
          </table:table-cell>
          <table:table-cell office:value-type="float" office:value="0.6">
            <text:p>0,6</text:p>
          </table:table-cell>
          <table:table-cell table:number-columns-repeated="18"/>
        </table:table-row>
        <table:table-row table:style-name="ro2">
          <table:table-cell table:number-columns-repeated="10"/>
          <table:table-cell office:value-type="string">
            <text:p>mouser</text:p>
          </table:table-cell>
          <table:table-cell office:value-type="string">
            <text:p>mouser 1st</text:p>
          </table:table-cell>
          <table:table-cell office:value-type="string">
            <text:p>mouser 100st</text:p>
          </table:table-cell>
          <table:table-cell office:value-type="string">
            <text:p>Reichelt-nr</text:p>
          </table:table-cell>
          <table:table-cell/>
          <table:table-cell office:value-type="string">
            <text:p>reichelt 1st</text:p>
          </table:table-cell>
          <table:table-cell office:value-type="string">
            <text:p>mouser+mwst</text:p>
          </table:table-cell>
          <table:table-cell office:value-type="string">
            <text:p>BESTPRICE</text:p>
          </table:table-cell>
          <table:table-cell table:style-name="ce1" table:formula="of:=SUM([.S22:.S42])" office:value-type="float" office:value="5.75665666666667">
            <text:p>5,7566566667</text:p>
          </table:table-cell>
          <table:table-cell table:number-columns-repeated="2"/>
        </table:table-row>
        <table:table-row table:style-name="ro1" table:number-rows-repeated="2">
          <table:table-cell table:number-columns-repeated="21"/>
        </table:table-row>
        <table:table-row table:style-name="ro2">
          <table:table-cell table:number-columns-repeated="5"/>
          <table:table-cell office:value-type="string">
            <text:p>BAT1</text:p>
          </table:table-cell>
          <table:table-cell office:value-type="string">
            <text:p>Batteriehalter 2xAAA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12BH423-GR </text:p>
          </table:table-cell>
          <table:table-cell office:value-type="string">
            <text:p>http://de.mouser.com/ProductDetail/Eagle-Plastic-Devices/12BH423-GR/?qs=sGAEpiMZZMupuRtfu7GC%252bdw0DkkiLi6mQI6aVowSZ%252b4%3d</text:p>
          </table:table-cell>
          <table:table-cell office:value-type="float" office:value="0.691">
            <text:p>0,691</text:p>
          </table:table-cell>
          <table:table-cell office:value-type="float" office:value="0.41">
            <text:p>0,41</text:p>
          </table:table-cell>
          <table:table-cell table:number-columns-repeated="3"/>
          <table:table-cell table:formula="of:=[.M22]*1.19" office:value-type="float" office:value="0.4879">
            <text:p>0,4879</text:p>
          </table:table-cell>
          <table:table-cell table:formula="of:=[.Q22]" office:value-type="float" office:value="0.4879">
            <text:p>0,4879</text:p>
          </table:table-cell>
          <table:table-cell table:formula="of:=[.R22]*[.I22]" office:value-type="float" office:value="0.4879">
            <text:p>0,4879</text:p>
          </table:table-cell>
          <table:table-cell office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Batterien</text:p>
          </table:table-cell>
          <table:table-cell office:value-type="string">
            <text:p>AAA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<text:a xlink:href="http://de.mouser.com/ProductDetail/Panasonic-Battery/LR6XWA-B/?qs=sGAEpiMZZMuXcNZ31nzYhcGI0qUUgbjI14kQITT1Veg%3D" xlink:type="simple">http://de.mouser.com/ProductDetail/Panasonic-Battery/LR6XWA-B/?qs=sGAEpiMZZMuXcNZ31nzYhcGI0qUUgbjI14kQITT1Veg%3d</text:a></text:p>
          </table:table-cell>
          <table:table-cell office:value-type="float" office:value="0.289">
            <text:p>0,289</text:p>
          </table:table-cell>
          <table:table-cell office:value-type="float" office:value="0.202">
            <text:p>0,202</text:p>
          </table:table-cell>
          <table:table-cell/>
          <table:table-cell office:value-type="string">
            <text:p>http://www.reichelt.de/Alkalinebatterien/GPR-AL-40XAAA/3/index.html?;ACTION=3;LA=446;ARTICLE=129315;GROUPID=1027;artnr=GPR+AL+40XAAA</text:p>
          </table:table-cell>
          <table:table-cell table:formula="of:=7.95/40" office:value-type="float" office:value="0.19875">
            <text:p>0,19875</text:p>
          </table:table-cell>
          <table:table-cell table:formula="of:=[.M23]*1.19" office:value-type="float" office:value="0.24038">
            <text:p>0,24038</text:p>
          </table:table-cell>
          <table:table-cell table:formula="of:=[.P23]" office:value-type="float" office:value="0.19875">
            <text:p>0,19875</text:p>
          </table:table-cell>
          <table:table-cell table:formula="of:=[.R23]*[.I23]" office:value-type="float" office:value="0.3975">
            <text:p>0,3975</text:p>
          </table:table-cell>
          <table:table-cell office:value-type="string">
            <text:p>REI</text:p>
          </table:table-cell>
          <table:table-cell office:value-type="string">
            <text:p>pollin ist nicht billiger, was john <text:s/>gesehen hat waren AA, keine AAA</text:p>
          </table:table-cell>
        </table:table-row>
        <table:table-row table:style-name="ro2">
          <table:table-cell table:number-columns-repeated="5"/>
          <table:table-cell office:value-type="string">
            <text:p>IC1</text:p>
          </table:table-cell>
          <table:table-cell office:value-type="string">
            <text:p>ATMEGA 8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556-ATMEGA88PA-PU</text:p>
          </table:table-cell>
          <table:table-cell office:value-type="string">
            <text:p>http://de.mouser.com/ProductDetail/Atmel/ATMEGA88PA-PU/?qs=%2fha2pyFadugc%2fVzsGaiS16S2CtTp0HgfhakYTrI4%2fl9HXdvAlKZ5rw%3d%3d</text:p>
          </table:table-cell>
          <table:table-cell office:value-type="float" office:value="2.02">
            <text:p>2,02</text:p>
          </table:table-cell>
          <table:table-cell office:value-type="float" office:value="1.15">
            <text:p>1,15</text:p>
          </table:table-cell>
          <table:table-cell table:number-columns-repeated="3"/>
          <table:table-cell table:formula="of:=[.M24]*1.19" office:value-type="float" office:value="1.3685">
            <text:p>1,3685</text:p>
          </table:table-cell>
          <table:table-cell table:formula="of:=[.Q24]" office:value-type="float" office:value="1.3685">
            <text:p>1,3685</text:p>
          </table:table-cell>
          <table:table-cell table:formula="of:=[.R24]*[.I24]" office:value-type="float" office:value="1.3685">
            <text:p>1,3685</text:p>
          </table:table-cell>
          <table:table-cell office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R1</text:p>
          </table:table-cell>
          <table:table-cell office:value-type="string">
            <text:p>TSOP382</text:p>
          </table:table-cell>
          <table:table-cell office:value-type="string">
            <text:p>940nm 38KHz</text:p>
          </table:table-cell>
          <table:table-cell office:value-type="float" office:value="1">
            <text:p>1</text:p>
          </table:table-cell>
          <table:table-cell table:style-name="ce3" office:value-type="string">
            <text:p>782-TSOP38238SS1V</text:p>
          </table:table-cell>
          <table:table-cell office:value-type="string">
            <text:p><text:a xlink:href="http://de.mouser.com/ProductDetail/Vishay/TSOP38238SS1V/?qs=%2Fha2pyFadugS9rWoWZOH%2FjCy3lVSODxri%2FpFIukt3fYfKJMzs9GV7A%3D%3D" xlink:type="simple">http://de.mouser.com/ProductDetail/Vishay/TSOP38238SS1V/?qs=%2fha2pyFadugS9rWoWZOH%2fjCy3lVSODxri%2fpFIukt3fYfKJMzs9GV7A%3d%3d</text:a></text:p>
          </table:table-cell>
          <table:table-cell office:value-type="float" office:value="0.52">
            <text:p>0,52</text:p>
          </table:table-cell>
          <table:table-cell office:value-type="float" office:value="0.413">
            <text:p>0,413</text:p>
          </table:table-cell>
          <table:table-cell table:number-columns-repeated="3"/>
          <table:table-cell table:formula="of:=[.M25]*1.19" office:value-type="float" office:value="0.49147">
            <text:p>0,49147</text:p>
          </table:table-cell>
          <table:table-cell table:formula="of:=[.Q25]" office:value-type="float" office:value="0.49147">
            <text:p>0,49147</text:p>
          </table:table-cell>
          <table:table-cell table:formula="of:=[.R25]*[.I25]" office:value-type="float" office:value="0.49147">
            <text:p>0,49147</text:p>
          </table:table-cell>
          <table:table-cell office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C1, C2, C3</text:p>
          </table:table-cell>
          <table:table-cell office:value-type="string">
            <text:p>100nF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ttp://de.mouser.com/ProductDetail/Vishay-BC-Components/K104K15X7RF53K2/?qs=sGAEpiMZZMuMW9TJLBQkXizR2Ybko0MY7ZSPdaFyXII%3d</text:p>
          </table:table-cell>
          <table:table-cell office:value-type="float" office:value="0.083">
            <text:p>0,083</text:p>
          </table:table-cell>
          <table:table-cell office:value-type="float" office:value="0.036">
            <text:p>0,036</text:p>
          </table:table-cell>
          <table:table-cell table:style-name="ce2" office:value-type="string">
            <text:p>Z5U-2,5 100N</text:p>
          </table:table-cell>
          <table:table-cell office:value-type="string">
            <text:p>http://www.reichelt.de/Vielschicht-bedrahtet-Z5U-20-/Z5U-2-5-100N/3/index.html?;ACTION=3;LA=2;ARTICLE=22977;GROUPID=3163;artnr=Z5U-2%2C5+100N</text:p>
          </table:table-cell>
          <table:table-cell office:value-type="float" office:value="0.04">
            <text:p>0,04</text:p>
          </table:table-cell>
          <table:table-cell table:formula="of:=[.M26]*1.19" office:value-type="float" office:value="0.04284">
            <text:p>0,04284</text:p>
          </table:table-cell>
          <table:table-cell office:value-type="float" office:value="0.04">
            <text:p>0,04</text:p>
          </table:table-cell>
          <table:table-cell table:formula="of:=[.R26]*[.I26]" office:value-type="float" office:value="0.12">
            <text:p>0,12</text:p>
          </table:table-cell>
          <table:table-cell office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JP1, JP3</text:p>
          </table:table-cell>
          <table:table-cell office:value-type="string">
            <text:p>PINHD 1x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ttp://de.mouser.com/Connectors/Headers-Wire-Housings/_/N-ay0lo?P=1z0xbxoZ1z0wxp7Z1z0wxp6Z1yzv7x2Z1z0wxo4Z1z0wxnsZ1z0wxevZ1z0wxngZ1z0wxl5&amp;Ns=Pricing|0</text:p>
          </table:table-cell>
          <table:table-cell table:number-columns-repeated="2"/>
          <table:table-cell office:value-type="string">
            <text:p>SL 1X36G 2,54</text:p>
          </table:table-cell>
          <table:table-cell office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>
            <text:p>0,16</text:p>
          </table:table-cell>
          <table:table-cell/>
          <table:table-cell table:formula="of:=0.16/12" office:value-type="float" office:value="0.0133333333333333">
            <text:p>0,0133333333</text:p>
          </table:table-cell>
          <table:table-cell table:formula="of:=[.R27]*[.I27]" office:value-type="float" office:value="0.0266666666666667">
            <text:p>0,0266666667</text:p>
          </table:table-cell>
          <table:table-cell office:value-type="string">
            <text:p>s.u.</text:p>
          </table:table-cell>
          <table:table-cell office:value-type="string">
            <text:p>36polig-reichelt</text:p>
          </table:table-cell>
        </table:table-row>
        <table:table-row table:style-name="ro2">
          <table:table-cell table:number-columns-repeated="5"/>
          <table:table-cell office:value-type="string">
            <text:p>JP2</text:p>
          </table:table-cell>
          <table:table-cell office:value-type="string">
            <text:p>PINHD 2x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ttp://de.mouser.com/ProductDetail/3M-Electronic-Solutions-Division/929836-01-03-RK/?qs=sGAEpiMZZMs%252bGHln7q6pmzuniGC9vGvgWta9MiqrTLI%3d</text:p>
          </table:table-cell>
          <table:table-cell office:value-type="float" office:value="0.198">
            <text:p>0,198</text:p>
          </table:table-cell>
          <table:table-cell office:value-type="float" office:value="0.165">
            <text:p>0,165</text:p>
          </table:table-cell>
          <table:table-cell office:value-type="string">
            <text:p>MPE 087-2-006</text:p>
          </table:table-cell>
          <table:table-cell office:value-type="string">
            <text:p>http://www.reichelt.de/Stiftleisten/MPE-087-2-006/3/index.html?;ACTION=3;LA=2;ARTICLE=119893;GROUPID=3220;artnr=MPE+087-2-006</text:p>
          </table:table-cell>
          <table:table-cell office:value-type="float" office:value="0.15">
            <text:p>0,15</text:p>
          </table:table-cell>
          <table:table-cell/>
          <table:table-cell office:value-type="float" office:value="0.15">
            <text:p>0,15</text:p>
          </table:table-cell>
          <table:table-cell table:formula="of:=[.R28]*[.I28]" office:value-type="float" office:value="0.15">
            <text:p>0,15</text:p>
          </table:table-cell>
          <table:table-cell office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JP4, JP5</text:p>
          </table:table-cell>
          <table:table-cell office:value-type="string">
            <text:p>PINHD 1x5</text:p>
          </table:table-cell>
          <table:table-cell office:value-type="string">
            <text:p>weibche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de.mouser.com/ProductDetail/3M-Electronic-Solutions-Division/929870-01-05-RA/?qs=sGAEpiMZZMs%252bGHln7q6pm%252bCiuHjnbsudfRsikv%252bK%252bu4%3d</text:p>
          </table:table-cell>
          <table:table-cell office:value-type="float" office:value="0.661">
            <text:p>0,661</text:p>
          </table:table-cell>
          <table:table-cell office:value-type="float" office:value="0.47">
            <text:p>0,47</text:p>
          </table:table-cell>
          <table:table-cell office:value-type="string">
            <text:p>MPE 094-1-005</text:p>
          </table:table-cell>
          <table:table-cell office:value-type="string">
            <text:p>http://www.reichelt.de/Buchsenleisten/MPE-094-1-005/3/index.html?;ACTION=3;LA=2;ARTICLE=119914;GROUPID=3221;artnr=MPE+094-1-005</text:p>
          </table:table-cell>
          <table:table-cell office:value-type="float" office:value="0.26">
            <text:p>0,26</text:p>
          </table:table-cell>
          <table:table-cell table:formula="of:=[.M29]*1.19" office:value-type="float" office:value="0.5593">
            <text:p>0,5593</text:p>
          </table:table-cell>
          <table:table-cell office:value-type="float" office:value="0.26">
            <text:p>0,26</text:p>
          </table:table-cell>
          <table:table-cell table:formula="of:=[.R29]*[.I29]" office:value-type="float" office:value="0.52">
            <text:p>0,52</text:p>
          </table:table-cell>
          <table:table-cell office:value-type="string">
            <text:p>REI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LED1, LED2</text:p>
          </table:table-cell>
          <table:table-cell office:value-type="string">
            <text:p>LED5mm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0.046">
            <text:p>0,046</text:p>
          </table:table-cell>
          <table:table-cell table:number-columns-repeated="3"/>
          <table:table-cell table:formula="of:=[.M30]*1.19" office:value-type="float" office:value="0.05474">
            <text:p>0,05474</text:p>
          </table:table-cell>
          <table:table-cell/>
          <table:table-cell office:value-type="float" office:value="0.12">
            <text:p>0,12</text:p>
          </table:table-cell>
          <table:table-cell office:value-type="string">
            <text:p>s.u.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LED3, LED4</text:p>
          </table:table-cell>
          <table:table-cell office:value-type="string">
            <text:p>LED3mm-I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ttp://de.mouser.com/ProductDetail/Everlight/EL-IR204-H16-L10/?qs=sGAEpiMZZMvAL21a%2fDhxMjCeBq8uldq1FHtTSlR4fM4%3d</text:p>
          </table:table-cell>
          <table:table-cell office:value-type="float" office:value="0.176">
            <text:p>0,176</text:p>
          </table:table-cell>
          <table:table-cell office:value-type="float" office:value="0.134">
            <text:p>0,134</text:p>
          </table:table-cell>
          <table:table-cell/>
          <table:table-cell office:value-type="string">
            <text:p>http://www.reichelt.de/Fotodioden-etc-/SFH-487-2/3/index.html?;ACTION=3;LA=2;ARTICLE=60586;GROUPID=3045;artnr=SFH+487-2</text:p>
          </table:table-cell>
          <table:table-cell office:value-type="float" office:value="0.29">
            <text:p>0,29</text:p>
          </table:table-cell>
          <table:table-cell table:formula="of:=[.M31]*1.19" office:value-type="float" office:value="0.15946">
            <text:p>0,15946</text:p>
          </table:table-cell>
          <table:table-cell table:formula="of:=[.Q31]" office:value-type="float" office:value="0.15946">
            <text:p>0,15946</text:p>
          </table:table-cell>
          <table:table-cell table:formula="of:=[.R31]*[.I31]" office:value-type="float" office:value="0.31892">
            <text:p>0,31892</text:p>
          </table:table-cell>
          <table:table-cell office:value-type="string">
            <text:p>MOU</text:p>
          </table:table-cell>
          <table:table-cell office:value-type="string">
            <text:p>http://www.everlight.com/datasheets/IR204-A-datasheet_2_datasheet.pdf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table:number-columns-repeated="5"/>
          <table:table-cell office:value-type="string">
            <text:p>Q1, Q2</text:p>
          </table:table-cell>
          <table:table-cell office:value-type="string">
            <text:p>2N7000_TO9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ttp://de.mouser.com/ProductDetail/ON-Semiconductor/2N7000RLRAG/?qs=sGAEpiMZZMshyDBzk1%2fWizSW%252bwlCH%2fhMXQTJotZdrG4%3d</text:p>
          </table:table-cell>
          <table:table-cell office:value-type="float" office:value="0.15">
            <text:p>0,15</text:p>
          </table:table-cell>
          <table:table-cell office:value-type="float" office:value="0.087">
            <text:p>0,087</text:p>
          </table:table-cell>
          <table:table-cell/>
          <table:table-cell office:value-type="string">
            <text:p>http://www.reichelt.de/2N-Transistoren/2N-7000/3//index.html?ACTION=3&amp;GROUPID=2879&amp;ARTICLE=41141&amp;SHOW=1&amp;START=0&amp;OFFSET=16&amp;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0.1">
            <text:p>0,1</text:p>
          </table:table-cell>
          <table:table-cell office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R1</text:p>
          </table:table-cell>
          <table:table-cell office:value-type="string">
            <text:p>100K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METALL 100K</text:p>
          </table:table-cell>
          <table:table-cell office:value-type="string">
            <text:p>http://www.reichelt.de/1-4W-1-100-k-Ohm-976-k-Ohm/METALL-100K/3/index.html?;ACTION=3;LA=446;ARTICLE=11458;GROUPID=3080;artnr=METALL+100K</text:p>
          </table:table-cell>
          <table:table-cell office:value-type="float" office:value="0.025">
            <text:p>0,025</text:p>
          </table:table-cell>
          <table:table-cell/>
          <table:table-cell office:value-type="float" office:value="0.025">
            <text:p>0,025</text:p>
          </table:table-cell>
          <table:table-cell table:formula="of:=[.R34]*[.I34]" office:value-type="float" office:value="0.025">
            <text:p>0,025</text:p>
          </table:table-cell>
          <table:table-cell office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R2</text:p>
          </table:table-cell>
          <table:table-cell office:value-type="string">
            <text:p>22K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METALL 22,0K</text:p>
          </table:table-cell>
          <table:table-cell office:value-type="string">
            <text:p>http://www.reichelt.de/1-4W-1-10-0-k-Ohm-95-3-k-Ohm/METALL-22-0K/3/index.html?;ACTION=3;LA=446;ARTICLE=11622;GROUPID=3079;artnr=METALL+22%2C0K</text:p>
          </table:table-cell>
          <table:table-cell office:value-type="float" office:value="0.025">
            <text:p>0,025</text:p>
          </table:table-cell>
          <table:table-cell/>
          <table:table-cell office:value-type="float" office:value="0.025">
            <text:p>0,025</text:p>
          </table:table-cell>
          <table:table-cell table:formula="of:=[.R35]*[.I35]" office:value-type="float" office:value="0.025">
            <text:p>0,025</text:p>
          </table:table-cell>
          <table:table-cell office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R3</text:p>
          </table:table-cell>
          <table:table-cell office:value-type="string">
            <text:p>10K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METALL 10,0K</text:p>
          </table:table-cell>
          <table:table-cell office:value-type="string">
            <text:p>http://www.reichelt.de/1-4W-1-10-0-k-Ohm-95-3-k-Ohm/METALL-10-0K/3/index.html?;ACTION=3;LA=446;ARTICLE=11449;GROUPID=3079;artnr=METALL+10%2C0K</text:p>
          </table:table-cell>
          <table:table-cell office:value-type="float" office:value="0.025">
            <text:p>0,025</text:p>
          </table:table-cell>
          <table:table-cell/>
          <table:table-cell office:value-type="float" office:value="0.025">
            <text:p>0,025</text:p>
          </table:table-cell>
          <table:table-cell table:formula="of:=[.R36]*[.I36]" office:value-type="float" office:value="0.025">
            <text:p>0,025</text:p>
          </table:table-cell>
          <table:table-cell office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R4, R5</text:p>
          </table:table-cell>
          <table:table-cell office:value-type="string">
            <text:p>33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ttp://de.mouser.com/ProductDetail/KOA-Speer/MF1-4DC30R0F/?qs=sGAEpiMZZMsPqMdJzcrNwkfQgWkDJ%252bE2igSkdx8M6w4%3d</text:p>
          </table:table-cell>
          <table:table-cell office:value-type="float" office:value="0.05">
            <text:p>0,05</text:p>
          </table:table-cell>
          <table:table-cell office:value-type="float" office:value="0.033">
            <text:p>0,033</text:p>
          </table:table-cell>
          <table:table-cell office:value-type="string">
            <text:p>METALL 33,0</text:p>
          </table:table-cell>
          <table:table-cell office:value-type="string">
            <text:p>http://www.reichelt.de/1-4W-1-10-0-Ohm-97-6-Ohm/METALL-33-0/3/index.html?;ACTION=3;LA=446;ARTICLE=11729;GROUPID=3076;artnr=METALL+33%2C0</text:p>
          </table:table-cell>
          <table:table-cell office:value-type="float" office:value="0.025">
            <text:p>0,025</text:p>
          </table:table-cell>
          <table:table-cell/>
          <table:table-cell office:value-type="float" office:value="0.025">
            <text:p>0,025</text:p>
          </table:table-cell>
          <table:table-cell table:formula="of:=[.R37]*[.I37]" office:value-type="float" office:value="0.05">
            <text:p>0,05</text:p>
          </table:table-cell>
          <table:table-cell office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S1, S2</text:p>
          </table:table-cell>
          <table:table-cell office:value-type="string">
            <text:p>TACSWITCH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42-MJTP1230 <text:s/>(MJTP1230=PHAP33019</text:p>
          </table:table-cell>
          <table:table-cell office:value-type="string">
            <text:p>http://de.mouser.com/ProductDetail/Apem/MJTP1230/?qs=sGAEpiMZZMsgGjVA3toVBBXi3RKSr1bKWt8e9G1JY2g%3d</text:p>
          </table:table-cell>
          <table:table-cell office:value-type="float" office:value="0.08">
            <text:p>0,08</text:p>
          </table:table-cell>
          <table:table-cell office:value-type="float" office:value="0.057">
            <text:p>0,057</text:p>
          </table:table-cell>
          <table:table-cell office:value-type="string">
            <text:p>TASTEr 3301</text:p>
          </table:table-cell>
          <table:table-cell office:value-type="string">
            <text:p>http://www.reichelt.de/Vielschicht-bedrahtet-Z5U-20-/Z5U-2-5-100N/3/index.html?ACTION=3;ARTICLE=27892;SEARCH=TASTER%203301</text:p>
          </table:table-cell>
          <table:table-cell office:value-type="float" office:value="0.19">
            <text:p>0,19</text:p>
          </table:table-cell>
          <table:table-cell table:formula="of:=[.M38]*1.19" office:value-type="float" office:value="0.06783">
            <text:p>0,06783</text:p>
          </table:table-cell>
          <table:table-cell table:formula="of:=[.Q38]" office:value-type="float" office:value="0.06783">
            <text:p>0,06783</text:p>
          </table:table-cell>
          <table:table-cell table:formula="of:=[.R38]*[.I38]" office:value-type="float" office:value="0.13566">
            <text:p>0,13566</text:p>
          </table:table-cell>
          <table:table-cell office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SG1</text:p>
          </table:table-cell>
          <table:table-cell office:value-type="string">
            <text:p>BUZZ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810-PS1720P02</text:p>
          </table:table-cell>
          <table:table-cell office:value-type="string">
            <text:p>http://de.mouser.com/ProductDetail/TDK/PS1720P02/?qs=%2fha2pyFadujtCAfY3DKBdXuzQLwQogEgrqwqrrNaKDmjrMwApyDRCA%3d%3d</text:p>
          </table:table-cell>
          <table:table-cell office:value-type="float" office:value="0.685">
            <text:p>0,685</text:p>
          </table:table-cell>
          <table:table-cell office:value-type="float" office:value="0.416">
            <text:p>0,416</text:p>
          </table:table-cell>
          <table:table-cell table:number-columns-repeated="3"/>
          <table:table-cell table:formula="of:=[.M39]*1.19" office:value-type="float" office:value="0.49504">
            <text:p>0,49504</text:p>
          </table:table-cell>
          <table:table-cell table:formula="of:=[.Q39]" office:value-type="float" office:value="0.49504">
            <text:p>0,49504</text:p>
          </table:table-cell>
          <table:table-cell table:formula="of:=[.R39]*[.I39]" office:value-type="float" office:value="0.49504">
            <text:p>0,49504</text:p>
          </table:table-cell>
          <table:table-cell office:value-type="string">
            <text:p>MOU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</text:p>
          </table:table-cell>
          <table:table-cell office:value-type="string">
            <text:p>MOT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://www.pollin.de/shop/dt/MzY1OTg2OTk-/Motoren/Gleichstrommotoren/Vibrationsmotor.html</text:p>
          </table:table-cell>
          <table:table-cell table:number-columns-repeated="8"/>
          <table:table-cell office:value-type="float" office:value="0.85">
            <text:p>0,85</text:p>
          </table:table-cell>
          <table:table-cell office:value-type="string">
            <text:p>POLLIN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2">
          <table:table-cell table:number-columns-repeated="5"/>
          <table:table-cell office:value-type="string">
            <text:p>Kurzschlussbrück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51-8003-E </text:p>
          </table:table-cell>
          <table:table-cell office:value-type="string">
            <text:p>http://de.mouser.com/ProductDetail/Kobiconn/151-8003-E/?qs=sGAEpiMZZMs%252bGHln7q6pmxC8cBNg%2fQb9V6zkkkKVzoU%3d</text:p>
          </table:table-cell>
          <table:table-cell office:value-type="float" office:value="0.125">
            <text:p>0,125</text:p>
          </table:table-cell>
          <table:table-cell office:value-type="float" office:value="0.086">
            <text:p>0,086</text:p>
          </table:table-cell>
          <table:table-cell office:value-type="string">
            <text:p>JUMPER 2,54 RT</text:p>
          </table:table-cell>
          <table:table-cell office:value-type="string">
            <text:p>http://www.reichelt.de/Stiftleisten/JUMPER-2-54-RT/3/index.html?;ACTION=3;LA=2;ARTICLE=9016;GROUPID=3220;artnr=JUMPER+2%2C54+RT</text:p>
          </table:table-cell>
          <table:table-cell office:value-type="float" office:value="0.05">
            <text:p>0,05</text:p>
          </table:table-cell>
          <table:table-cell table:formula="of:=[.M42]*1.19" office:value-type="float" office:value="0.10234">
            <text:p>0,10234</text:p>
          </table:table-cell>
          <table:table-cell office:value-type="float" office:value="0.05">
            <text:p>0,05</text:p>
          </table:table-cell>
          <table:table-cell table:formula="of:=[.R42]*[.I42]" office:value-type="float" office:value="0.05">
            <text:p>0,05</text:p>
          </table:table-cell>
          <table:table-cell office:value-type="string">
            <text:p>REI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>
            <text:p>LED5-9</text:p>
          </table:table-cell>
          <table:table-cell office:value-type="string">
            <text:p>LED5mm</text:p>
          </table:table-cell>
          <table:table-cell/>
          <table:table-cell office:value-type="float" office:value="5">
            <text:p>5</text:p>
          </table:table-cell>
          <table:table-cell table:number-columns-repeated="8"/>
          <table:table-cell office:value-type="float" office:value="0.06">
            <text:p>0,06</text:p>
          </table:table-cell>
          <table:table-cell table:formula="of:=[.R44]*[.I44]" office:value-type="float" office:value="0.3">
            <text:p>0,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S3-S7</text:p>
          </table:table-cell>
          <table:table-cell office:value-type="string">
            <text:p>TACSWITCH</text:p>
          </table:table-cell>
          <table:table-cell/>
          <table:table-cell office:value-type="float" office:value="5">
            <text:p>5</text:p>
          </table:table-cell>
          <table:table-cell table:number-columns-repeated="8"/>
          <table:table-cell office:value-type="float" office:value="0.06783">
            <text:p>0,06783</text:p>
          </table:table-cell>
          <table:table-cell table:formula="of:=[.R45]*[.I45]" office:value-type="float" office:value="0.33915">
            <text:p>0,339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SV4,SV5</text:p>
          </table:table-cell>
          <table:table-cell office:value-type="string">
            <text:p>PINHD 1x5 F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table:formula="of:=0.16/36*5" office:value-type="float" office:value="0.0222222222222222">
            <text:p>0,0222222222</text:p>
          </table:table-cell>
          <table:table-cell table:formula="of:=[.R46]*[.I46]" office:value-type="float" office:value="0.0444444444444444">
            <text:p>0,0444444444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1" table:formula="of:=SUM([.S45:.S46])" office:value-type="float" office:value="0.383594444444444">
            <text:p>0,383594444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SV_5, SV_5</text:p>
          </table:table-cell>
          <table:table-cell office:value-type="string">
            <text:p>PINHD 1x5 F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table:formula="of:=0.16/36*5" office:value-type="float" office:value="0.0222222222222222">
            <text:p>0,0222222222</text:p>
          </table:table-cell>
          <table:table-cell table:formula="of:=[.R48]*[.I48]" office:value-type="float" office:value="0.0444444444444444">
            <text:p>0,044444444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LED10-18</text:p>
          </table:table-cell>
          <table:table-cell office:value-type="string">
            <text:p>LED5mm</text:p>
          </table:table-cell>
          <table:table-cell/>
          <table:table-cell office:value-type="float" office:value="9">
            <text:p>9</text:p>
          </table:table-cell>
          <table:table-cell table:number-columns-repeated="8"/>
          <table:table-cell office:value-type="float" office:value="0.06">
            <text:p>0,06</text:p>
          </table:table-cell>
          <table:table-cell table:formula="of:=[.R49]*[.I49]" office:value-type="float" office:value="0.54">
            <text:p>0,54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1" table:formula="of:=SUM([.S48:.S49])" office:value-type="float" office:value="0.584444444444444">
            <text:p>0,5844444444</text:p>
          </table:table-cell>
          <table:table-cell table:number-columns-repeated="2"/>
        </table:table-row>
        <table:table-row table:style-name="ro1" table:number-rows-repeated="4">
          <table:table-cell table:number-columns-repeated="21"/>
        </table:table-row>
        <table:table-row table:style-name="ro2">
          <table:table-cell table:number-columns-repeated="5"/>
          <table:table-cell office:value-type="string">
            <text:p>Gartenzaun</text:p>
          </table:table-cell>
          <table:table-cell table:number-columns-repeated="7"/>
          <table:table-cell office:value-type="string">
            <text:p>SL 1X36G 2,54</text:p>
          </table:table-cell>
          <table:table-cell office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>
            <text:p>0,16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Antistatic-matten</text:p>
          </table:table-cell>
          <table:table-cell table:number-columns-repeated="7"/>
          <table:table-cell office:value-type="string">
            <text:p>ESD PE-MOS 300http://www.reichelt.de/ESD-Verpackungsmaterial/ESD-PE-MOS-300/3/index.html?;ACTION=3;LA=446;ARTICLE=60373;GROUPID=602;artnr=ESD+PE-MOS+300</text:p>
          </table:table-cell>
          <table:table-cell office:value-type="string">
            <text:p>http://www.reichelt.de/ESD-Verpackungsmaterial/ESD-PE-MOS-300/3/index.html?;ACTION=3;LA=446;ARTICLE=60373;GROUPID=602;artnr=ESD+PE-MOS+300</text:p>
          </table:table-cell>
          <table:table-cell office:value-type="float" office:value="1.45">
            <text:p>1,4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 table:number-rows-repeated="9">
          <table:table-cell table:number-columns-repeated="21"/>
        </table:table-row>
        <table:table-row table:style-name="ro2">
          <table:table-cell table:number-columns-repeated="5"/>
          <table:table-cell office:value-type="string">
            <text:p>Biegeplüsch</text:p>
          </table:table-cell>
          <table:table-cell/>
          <table:table-cell office:value-type="string">
            <text:p>http://www.amazon.de/Chenilledraht-Pfeifenputzer-Kindergartenpackung-100-Stk/dp/B00472R884/ref=sr_1_1?s=kitchen&amp;ie=UTF8&amp;qid=1373761488&amp;sr=1-1&amp;keywords=chenilledraht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Wackelaugen</text:p>
          </table:table-cell>
          <table:table-cell/>
          <table:table-cell office:value-type="string">
            <text:p>http://www.amazon.de/Wackelaugen-rund-7mm-100-St%C3%BCck/dp/B00203YJ34/ref=sr_1_1?s=kitchen&amp;ie=UTF8&amp;qid=1373761536&amp;sr=1-1&amp;keywords=wackelaugen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Wackelaugen</text:p>
          </table:table-cell>
          <table:table-cell/>
          <table:table-cell office:value-type="string">
            <text:p>http://www.amazon.de/Hotfix-Farben-Strass-Strasssteine-Glitzersteine/dp/B00BZPQMII/ref=sr_1_11?s=toys&amp;ie=UTF8&amp;qid=1373762184&amp;sr=1-11&amp;keywords=glitzersteine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glitzersteine</text:p>
          </table:table-cell>
          <table:table-cell/>
          <table:table-cell office:value-type="string">
            <text:p>http://www.amazon.de/Hotfix-Farben-Strass-Strasssteine-Glitzersteine/dp/B00BZPQMII/ref=sr_1_11?s=toys&amp;ie=UTF8&amp;qid=1373762184&amp;sr=1-11&amp;keywords=glitzersteine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mit applikator</text:p>
          </table:table-cell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2">
          <table:table-cell table:number-columns-repeated="4"/>
          <table:table-cell table:style-name="ce1" office:value-type="string">
            <text:p>Stifleiste 36 polig bei reichelt</text:p>
          </table:table-cell>
          <table:table-cell table:style-name="ce1" table:number-columns-repeated="9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>
            <text:p>http://www.reichelt.de/Stiftleisten/SL-1X36G-2-54/3/index.html?;ACTION=3;LA=2;ARTICLE=19504;GROUPID=3220;artnr=SL+1X36G+2%2C54</text:p>
          </table:table-cell>
          <table:table-cell table:style-name="ce1" table:number-columns-repeated="9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>
            <text:p>per bug: 6</text:p>
          </table:table-cell>
          <table:table-cell table:style-name="ce1" office:value-type="float" office:value="600">
            <text:p>600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>
            <text:p>Pentatonic 10</text:p>
          </table:table-cell>
          <table:table-cell table:style-name="ce1" office:value-type="float" office:value="500">
            <text:p>500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>
            <text:p>Ledmatrix 10</text:p>
          </table:table-cell>
          <table:table-cell table:style-name="ce1" office:value-type="float" office:value="500">
            <text:p>500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4"/>
          <table:table-cell table:style-name="ce1"/>
          <table:table-cell table:style-name="ce1" office:value-type="string">
            <text:p>sum</text:p>
          </table:table-cell>
          <table:table-cell table:style-name="ce1" office:value-type="float" office:value="1600">
            <text:p>1600</text:p>
          </table:table-cell>
          <table:table-cell table:style-name="ce1" table:number-columns-repeated="7"/>
          <table:table-cell table:number-columns-repeated="7"/>
        </table:table-row>
        <table:table-row table:style-name="ro2">
          <table:table-cell table:number-columns-repeated="4"/>
          <table:table-cell table:style-name="ce1" table:number-columns-repeated="2"/>
          <table:table-cell table:style-name="ce1" table:formula="of:=1600/36" office:value-type="float" office:value="44.4444444444444">
            <text:p>44,4444444444</text:p>
          </table:table-cell>
          <table:table-cell table:style-name="ce1" office:value-type="string">
            <text:p>--&gt; 50 Stck</text:p>
          </table:table-cell>
          <table:table-cell table:style-name="ce1" table:number-columns-repeated="6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5"/>
          <table:table-cell office:value-type="string">
            <text:p>LEDs MOUSER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office:value-type="string">
            <text:p>http://de.mouser.com/ProductDetail/Kingbright/WP7113LGD/?qs=sGAEpiMZZMtmwHDZQCdlqS%252b42B3%252blPHX0RJ8I%2fozR6g%3d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>
            <text:p>http://de.mouser.com/ProductDetail/Kingbright/WP7113LYD/?qs=sGAEpiMZZMtmwHDZQCdlqS%252b42B3%252blPHXTaJiQCQQIkQ%3d</text:p>
          </table:table-cell>
          <table:table-cell table:number-columns-repeated="14"/>
        </table:table-row>
        <table:table-row table:style-name="ro1" table:number-rows-repeated="104848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INKAUFSLISTE" table:style-name="ta1"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 office:value-type="string">
            <text:p>MOUSER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BAT1</text:p>
          </table:table-cell>
          <table:table-cell office:value-type="string">
            <text:p>Batteriehalter 2xAAA</text:p>
          </table:table-cell>
          <table:table-cell/>
          <table:table-cell office:value-type="float" office:value="100">
            <text:p>100</text:p>
          </table:table-cell>
          <table:table-cell table:style-name="ce2" office:value-type="string">
            <text:p>12BH423-GR </text:p>
          </table:table-cell>
          <table:table-cell office:value-type="string">
            <text:p>http://de.mouser.com/ProductDetail/Eagle-Plastic-Devices/12BH423-GR/?qs=sGAEpiMZZMupuRtfu7GC%252bdw0DkkiLi6mQI6aVowSZ%252b4%3d</text:p>
          </table:table-cell>
          <table:table-cell office:value-type="float" office:value="0.41">
            <text:p>0,41</text:p>
          </table:table-cell>
          <table:table-cell table:formula="of:=[.H5]*[.E5]" office:value-type="float" office:value="41">
            <text:p>41</text:p>
          </table:table-cell>
          <table:table-cell table:number-columns-repeated="3"/>
          <table:table-cell office:value-type="string">
            <text:p>SUMME:</text:p>
          </table:table-cell>
          <table:table-cell table:formula="of:=SUM([.N7:.N20])" office:value-type="float" office:value="1089.19">
            <text:p>1089,19</text:p>
          </table:table-cell>
        </table:table-row>
        <table:table-row table:style-name="ro2">
          <table:table-cell/>
          <table:table-cell office:value-type="string">
            <text:p>IC1</text:p>
          </table:table-cell>
          <table:table-cell office:value-type="string">
            <text:p>ATMEGA 88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556-ATMEGA88PA-PU</text:p>
          </table:table-cell>
          <table:table-cell office:value-type="string">
            <text:p>http://de.mouser.com/ProductDetail/Atmel/ATMEGA88PA-PU/?qs=%2fha2pyFadugc%2fVzsGaiS16S2CtTp0HgfhakYTrI4%2fl9HXdvAlKZ5rw%3d%3d</text:p>
          </table:table-cell>
          <table:table-cell office:value-type="float" office:value="1.15">
            <text:p>1,15</text:p>
          </table:table-cell>
          <table:table-cell table:formula="of:=[.H6]*[.E6]" office:value-type="float" office:value="115">
            <text:p>1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IR1</text:p>
          </table:table-cell>
          <table:table-cell office:value-type="string">
            <text:p>TSOP382 940nm 38KHz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782-TSOP38238SS1V</text:p>
          </table:table-cell>
          <table:table-cell office:value-type="string">
            <text:p><text:a xlink:href="http://de.mouser.com/ProductDetail/Vishay/TSOP38238SS1V/?qs=%2Fha2pyFadugS9rWoWZOH%2FjCy3lVSODxri%2FpFIukt3fYfKJMzs9GV7A%3D%3D" xlink:type="simple">http://de.mouser.com/ProductDetail/Vishay/TSOP38238SS1V/?qs=%2fha2pyFadugS9rWoWZOH%2fjCy3lVSODxri%2fpFIukt3fYfKJMzs9GV7A%3d%3d</text:a></text:p>
          </table:table-cell>
          <table:table-cell office:value-type="float" office:value="0.413">
            <text:p>0,413</text:p>
          </table:table-cell>
          <table:table-cell table:formula="of:=[.H7]*[.E7]" office:value-type="float" office:value="41.3">
            <text:p>41,3</text:p>
          </table:table-cell>
          <table:table-cell table:number-columns-repeated="3"/>
          <table:table-cell office:value-type="string">
            <text:p>Platinen</text:p>
          </table:table-cell>
          <table:table-cell office:value-type="float" office:value="359.49">
            <text:p>359,49</text:p>
          </table:table-cell>
        </table:table-row>
        <table:table-row table:style-name="ro2">
          <table:table-cell/>
          <table:table-cell office:value-type="string">
            <text:p>LED3, LED4</text:p>
          </table:table-cell>
          <table:table-cell office:value-type="string">
            <text:p>LED3mm-IR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638-IR204/H16/L10 </text:p>
          </table:table-cell>
          <table:table-cell office:value-type="string">
            <text:p>http://de.mouser.com/ProductDetail/Everlight/EL-IR204-H16-L10/?qs=sGAEpiMZZMvAL21a%2fDhxMjCeBq8uldq1FHtTSlR4fM4%3d</text:p>
          </table:table-cell>
          <table:table-cell office:value-type="float" office:value="0.134">
            <text:p>0,134</text:p>
          </table:table-cell>
          <table:table-cell table:formula="of:=[.H8]*[.E8]" office:value-type="float" office:value="26.8">
            <text:p>26,8</text:p>
          </table:table-cell>
          <table:table-cell table:number-columns-repeated="3"/>
          <table:table-cell office:value-type="string">
            <text:p>MOUSER</text:p>
          </table:table-cell>
          <table:table-cell office:value-type="float" office:value="381.34">
            <text:p>381,34</text:p>
          </table:table-cell>
        </table:table-row>
        <table:table-row table:style-name="ro2">
          <table:table-cell/>
          <table:table-cell office:value-type="string">
            <text:p>S1, S2</text:p>
          </table:table-cell>
          <table:table-cell office:value-type="string">
            <text:p>TACSWITCH</text:p>
          </table:table-cell>
          <table:table-cell/>
          <table:table-cell table:formula="of:=200+5*50" office:value-type="float" office:value="450">
            <text:p>450</text:p>
          </table:table-cell>
          <table:table-cell office:value-type="string">
            <text:p>642-MJTP1230 <text:s/>(MJTP1230=PHAP33019</text:p>
          </table:table-cell>
          <table:table-cell office:value-type="string">
            <text:p>http://de.mouser.com/ProductDetail/Apem/MJTP1230/?qs=sGAEpiMZZMsgGjVA3toVBBXi3RKSr1bKWt8e9G1JY2g%3d</text:p>
          </table:table-cell>
          <table:table-cell office:value-type="float" office:value="0.057">
            <text:p>0,057</text:p>
          </table:table-cell>
          <table:table-cell table:formula="of:=[.H9]*[.E9]" office:value-type="float" office:value="25.65">
            <text:p>25,65</text:p>
          </table:table-cell>
          <table:table-cell table:number-columns-repeated="3"/>
          <table:table-cell office:value-type="string">
            <text:p>RECIHELT</text:p>
          </table:table-cell>
          <table:table-cell office:value-type="float" office:value="146.85">
            <text:p>146,85</text:p>
          </table:table-cell>
        </table:table-row>
        <table:table-row table:style-name="ro2">
          <table:table-cell/>
          <table:table-cell office:value-type="string">
            <text:p>SG1</text:p>
          </table:table-cell>
          <table:table-cell office:value-type="string">
            <text:p>BUZZER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810-PS1720P02</text:p>
          </table:table-cell>
          <table:table-cell office:value-type="string">
            <text:p>http://de.mouser.com/ProductDetail/TDK/PS1720P02/?qs=%2fha2pyFadujtCAfY3DKBdXuzQLwQogEgrqwqrrNaKDmjrMwApyDRCA%3d%3d</text:p>
          </table:table-cell>
          <table:table-cell office:value-type="float" office:value="0.416">
            <text:p>0,416</text:p>
          </table:table-cell>
          <table:table-cell table:formula="of:=[.H10]*[.E10]" office:value-type="float" office:value="41.6">
            <text:p>41,6</text:p>
          </table:table-cell>
          <table:table-cell table:number-columns-repeated="3"/>
          <table:table-cell office:value-type="string">
            <text:p>POLLIN</text:p>
          </table:table-cell>
          <table:table-cell office:value-type="float" office:value="89.95">
            <text:p>89,95</text:p>
          </table:table-cell>
        </table:table-row>
        <table:table-row table:style-name="ro2">
          <table:table-cell/>
          <table:table-cell office:value-type="string">
            <text:p>LED grün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string">
            <text:p>604-WP7113LGD </text:p>
          </table:table-cell>
          <table:table-cell office:value-type="string">
            <text:p>http://de.mouser.com/ProductDetail/Kingbright/WP7113LGD/?qs=sGAEpiMZZMtmwHDZQCdlqS%252b42B3%252blPHX0RJ8I%2fozR6g%3d</text:p>
          </table:table-cell>
          <table:table-cell office:value-type="float" office:value="0.046">
            <text:p>0,046</text:p>
          </table:table-cell>
          <table:table-cell table:formula="of:=[.H11]*[.E11]" office:value-type="float" office:value="13.8">
            <text:p>13,8</text:p>
          </table:table-cell>
          <table:table-cell table:number-columns-repeated="3"/>
          <table:table-cell office:value-type="string">
            <text:p>Verpackung</text:p>
          </table:table-cell>
          <table:table-cell office:value-type="float" office:value="20.3">
            <text:p>20,3</text:p>
          </table:table-cell>
        </table:table-row>
        <table:table-row table:style-name="ro2">
          <table:table-cell/>
          <table:table-cell office:value-type="string">
            <text:p>LED gelb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string">
            <text:p>604-WP7113LYD</text:p>
          </table:table-cell>
          <table:table-cell office:value-type="string">
            <text:p>http://de.mouser.com/ProductDetail/Kingbright/WP7113LYD/?qs=sGAEpiMZZMtmwHDZQCdlqS%252b42B3%252blPHXTaJiQCQQIkQ%3d</text:p>
          </table:table-cell>
          <table:table-cell office:value-type="float" office:value="0.051">
            <text:p>0,051</text:p>
          </table:table-cell>
          <table:table-cell table:formula="of:=[.H12]*[.E12]" office:value-type="float" office:value="15.3">
            <text:p>15,3</text:p>
          </table:table-cell>
          <table:table-cell table:number-columns-repeated="3"/>
          <table:table-cell office:value-type="string">
            <text:p>Deko</text:p>
          </table:table-cell>
          <table:table-cell office:value-type="float" office:value="41.49">
            <text:p>41,49</text:p>
          </table:table-cell>
        </table:table-row>
        <table:table-row table:style-name="ro2">
          <table:table-cell table:number-columns-repeated="9"/>
          <table:table-cell office:value-type="string">
            <text:p>MwSt</text:p>
          </table:table-cell>
          <table:table-cell table:number-columns-repeated="2"/>
          <table:table-cell office:value-type="string">
            <text:p>schmelzkleber</text:p>
          </table:table-cell>
          <table:table-cell office:value-type="float" office:value="49.77">
            <text:p>49,77</text:p>
          </table:table-cell>
        </table:table-row>
        <table:table-row table:style-name="ro1">
          <table:table-cell table:number-columns-repeated="8"/>
          <table:table-cell table:formula="of:=SUM([.I5:.I12])" office:value-type="float" office:value="320.45">
            <text:p>320,45</text:p>
          </table:table-cell>
          <table:table-cell table:style-name="ce1" table:formula="of:=ROUND([.I14]*1.19;2)" office:value-type="float" office:value="381.34">
            <text:p>381,3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>
            <text:p>REICHELT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Batterien</text:p>
          </table:table-cell>
          <table:table-cell office:value-type="string">
            <text:p>AAA (40er Packs)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PR AL 40XAAA</text:p>
          </table:table-cell>
          <table:table-cell office:value-type="string">
            <text:p>http://www.reichelt.de/Alkalinebatterien/GPR-AL-40XAAA/3/index.html?;ACTION=3;LA=446;ARTICLE=129315;GROUPID=1027;artnr=GPR+AL+40XAAA</text:p>
          </table:table-cell>
          <table:table-cell office:value-type="float" office:value="7.95">
            <text:p>7,95</text:p>
          </table:table-cell>
          <table:table-cell table:formula="of:=[.H17]*[.E17]" office:value-type="float" office:value="23.85">
            <text:p>23,8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1, C2, C3</text:p>
          </table:table-cell>
          <table:table-cell office:value-type="string">
            <text:p>100nF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Z5U-2,5 100N</text:p>
          </table:table-cell>
          <table:table-cell office:value-type="string">
            <text:p>http://www.reichelt.de/Vielschicht-bedrahtet-Z5U-20-/Z5U-2-5-100N/3/index.html?;ACTION=3;LA=2;ARTICLE=22977;GROUPID=3163;artnr=Z5U-2%2C5+100N</text:p>
          </table:table-cell>
          <table:table-cell office:value-type="float" office:value="0.04">
            <text:p>0,04</text:p>
          </table:table-cell>
          <table:table-cell table:formula="of:=[.H18]*[.E18]" office:value-type="float" office:value="12">
            <text:p>12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JP2</text:p>
          </table:table-cell>
          <table:table-cell office:value-type="string">
            <text:p>PINHD 2x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MPE 087-2-006</text:p>
          </table:table-cell>
          <table:table-cell office:value-type="string">
            <text:p>http://www.reichelt.de/Stiftleisten/MPE-087-2-006/3/index.html?;ACTION=3;LA=2;ARTICLE=119893;GROUPID=3220;artnr=MPE+087-2-006</text:p>
          </table:table-cell>
          <table:table-cell office:value-type="float" office:value="0.15">
            <text:p>0,15</text:p>
          </table:table-cell>
          <table:table-cell table:formula="of:=[.H19]*[.E19]"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JP4, JP5</text:p>
          </table:table-cell>
          <table:table-cell office:value-type="string">
            <text:p>PINHD 1x5 Fem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MPE 094-1-005</text:p>
          </table:table-cell>
          <table:table-cell office:value-type="string">
            <text:p>http://www.reichelt.de/Buchsenleisten/MPE-094-1-005/3/index.html?;ACTION=3;LA=2;ARTICLE=119914;GROUPID=3221;artnr=MPE+094-1-005</text:p>
          </table:table-cell>
          <table:table-cell office:value-type="float" office:value="0.26">
            <text:p>0,26</text:p>
          </table:table-cell>
          <table:table-cell table:formula="of:=[.H20]*[.E20]" office:value-type="float" office:value="52">
            <text:p>52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Q1, Q2</text:p>
          </table:table-cell>
          <table:table-cell office:value-type="string">
            <text:p>2N7000_TO92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2N 7000</text:p>
          </table:table-cell>
          <table:table-cell office:value-type="string">
            <text:p>http://www.reichelt.de/2N-Transistoren/2N-7000/3//index.html?ACTION=3&amp;GROUPID=2879&amp;ARTICLE=41141&amp;SHOW=1&amp;START=0&amp;OFFSET=16&amp;</text:p>
          </table:table-cell>
          <table:table-cell office:value-type="float" office:value="0.05">
            <text:p>0,05</text:p>
          </table:table-cell>
          <table:table-cell table:formula="of:=[.H21]*[.E21]"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1</text:p>
          </table:table-cell>
          <table:table-cell office:value-type="string">
            <text:p>100K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METALL 100K</text:p>
          </table:table-cell>
          <table:table-cell office:value-type="string">
            <text:p>http://www.reichelt.de/1-4W-1-100-k-Ohm-976-k-Ohm/METALL-100K/3/index.html?;ACTION=3;LA=446;ARTICLE=11458;GROUPID=3080;artnr=METALL+100K</text:p>
          </table:table-cell>
          <table:table-cell office:value-type="float" office:value="0.025">
            <text:p>0,025</text:p>
          </table:table-cell>
          <table:table-cell table:formula="of:=[.H22]*[.E22]" office:value-type="float" office:value="2.5">
            <text:p>2,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2</text:p>
          </table:table-cell>
          <table:table-cell office:value-type="string">
            <text:p>22K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METALL 22,0K</text:p>
          </table:table-cell>
          <table:table-cell office:value-type="string">
            <text:p>http://www.reichelt.de/1-4W-1-10-0-k-Ohm-95-3-k-Ohm/METALL-22-0K/3/index.html?;ACTION=3;LA=446;ARTICLE=11622;GROUPID=3079;artnr=METALL+22%2C0K</text:p>
          </table:table-cell>
          <table:table-cell office:value-type="float" office:value="0.025">
            <text:p>0,025</text:p>
          </table:table-cell>
          <table:table-cell table:formula="of:=[.H23]*[.E23]" office:value-type="float" office:value="2.5">
            <text:p>2,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3</text:p>
          </table:table-cell>
          <table:table-cell office:value-type="string">
            <text:p>10K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METALL 10,0K</text:p>
          </table:table-cell>
          <table:table-cell office:value-type="string">
            <text:p>http://www.reichelt.de/1-4W-1-10-0-k-Ohm-95-3-k-Ohm/METALL-10-0K/3/index.html?;ACTION=3;LA=446;ARTICLE=11449;GROUPID=3079;artnr=METALL+10%2C0K</text:p>
          </table:table-cell>
          <table:table-cell office:value-type="float" office:value="0.025">
            <text:p>0,025</text:p>
          </table:table-cell>
          <table:table-cell table:formula="of:=[.H24]*[.E24]" office:value-type="float" office:value="2.5">
            <text:p>2,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4, R5</text:p>
          </table:table-cell>
          <table:table-cell office:value-type="string">
            <text:p>33R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METALL 33,0</text:p>
          </table:table-cell>
          <table:table-cell office:value-type="string">
            <text:p>http://www.reichelt.de/1-4W-1-10-0-Ohm-97-6-Ohm/METALL-33-0/3/index.html?;ACTION=3;LA=446;ARTICLE=11729;GROUPID=3076;artnr=METALL+33%2C0</text:p>
          </table:table-cell>
          <table:table-cell office:value-type="float" office:value="0.025">
            <text:p>0,025</text:p>
          </table:table-cell>
          <table:table-cell table:formula="of:=[.H25]*[.E25]" office:value-type="float" office:value="5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Kurzschlussbrücke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string">
            <text:p>JUMPER 2,54 RT</text:p>
          </table:table-cell>
          <table:table-cell office:value-type="string">
            <text:p>http://www.reichelt.de/Stiftleisten/JUMPER-2-54-RT/3/index.html?;ACTION=3;LA=2;ARTICLE=9016;GROUPID=3220;artnr=JUMPER+2%2C54+RT</text:p>
          </table:table-cell>
          <table:table-cell office:value-type="float" office:value="0.05">
            <text:p>0,05</text:p>
          </table:table-cell>
          <table:table-cell table:formula="of:=[.H26]*[.E26]" office:value-type="float" office:value="5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tifleisten 36er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SL 1X36G 2,54</text:p>
          </table:table-cell>
          <table:table-cell office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>
            <text:p>0,16</text:p>
          </table:table-cell>
          <table:table-cell table:formula="of:=[.H27]*[.E27]" office:value-type="float" office:value="8">
            <text:p>8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ESD-Matt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ESD PE-MOS 300</text:p>
          </table:table-cell>
          <table:table-cell office:value-type="string">
            <text:p>http://www.reichelt.de/ESD-Verpackungsmaterial/ESD-PE-MOS-300/3/index.html?;ACTION=3;LA=446;ARTICLE=60373;GROUPID=602;artnr=ESD+PE-MOS+300</text:p>
          </table:table-cell>
          <table:table-cell office:value-type="float" office:value="1.45">
            <text:p>1,45</text:p>
          </table:table-cell>
          <table:table-cell table:formula="of:=[.H28]*[.E28]" office:value-type="float" office:value="2.9">
            <text:p>2,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Versand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SUM([.I17:.I29])" office:value-type="float" office:value="141.25">
            <text:p>141,25</text:p>
          </table:table-cell>
          <table:table-cell table:style-name="ce1" table:formula="of:=[.I30]+5.6" office:value-type="float" office:value="146.85">
            <text:p>146,8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>
            <text:p>POLLIN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Motoren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office:value-type="string">
            <text:p>http://www.pollin.de/shop/dt/MzY1OTg2OTk-/Motoren/Gleichstrommotoren/Vibrationsmotor.html</text:p>
          </table:table-cell>
          <table:table-cell office:value-type="float" office:value="0.85">
            <text:p>0,85</text:p>
          </table:table-cell>
          <table:table-cell table:formula="of:=[.H33]*[.E33]" office:value-type="float" office:value="85">
            <text:p>8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Versand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5">
            <text:p>85</text:p>
          </table:table-cell>
          <table:table-cell table:style-name="ce1" table:formula="of:=[.I35]+4.95" office:value-type="float" office:value="89.95">
            <text:p>89,95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>
            <text:p>VERPACKUNGSMATERIAL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Faltschachteln 105x50x75</text:p>
          </table:table-cell>
          <table:table-cell table:number-columns-repeated="2"/>
          <table:table-cell office:value-type="string">
            <text:p>1x100er</text:p>
          </table:table-cell>
          <table:table-cell/>
          <table:table-cell office:value-type="string">
            <text:p>http://www.ebay.de/itm/Faltkartons-Faltschachteln-Geschenkkartons-100-Stuck-a-0-08-105x-50x-75-mm-/251270149020?pt=Kartons_Schachteln&amp;hash=item3a80de339c</text:p>
          </table:table-cell>
          <table:table-cell/>
          <table:table-cell table:formula="of:=8.9+4.9" office:value-type="float" office:value="13.8">
            <text:p>13,8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Zip-Tütchen 60x80</text:p>
          </table:table-cell>
          <table:table-cell table:number-columns-repeated="2"/>
          <table:table-cell office:value-type="string">
            <text:p>400stck</text:p>
          </table:table-cell>
          <table:table-cell/>
          <table:table-cell office:value-type="string">
            <text:p>http://www.ebay.de/itm/W302C-40-400-Stk-ZIP-BEUTEL-Druckverschlussbeutel-60mm-x-80mm-Tutchen-60x80-mm-/130845880854?pt=DE_Haus_Garten_Home_Office_Beutel_T%C3%BCten&amp;var=&amp;hash=item1e7705b216</text:p>
          </table:table-cell>
          <table:table-cell/>
          <table:table-cell table:formula="of:=3.69+2.81" office:value-type="float" office:value="6.5">
            <text:p>6,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I39:.I41])" office:value-type="float" office:value="20.3">
            <text:p>20,3</text:p>
          </table:table-cell>
          <table:table-cell table:style-name="ce1" table:formula="of:=[.I42]" office:value-type="float" office:value="20.3">
            <text:p>20,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>
            <text:p>DEKO-MATERIAL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Biegeplüsch</text:p>
          </table:table-cell>
          <table:table-cell table:number-columns-repeated="4"/>
          <table:table-cell office:value-type="string">
            <text:p>http://www.amazon.de/Chenilledraht-Pfeifenputzer-Kindergartenpackung-100-Stk/dp/B00472R884/ref=sr_1_1?s=kitchen&amp;ie=UTF8&amp;qid=1373761488&amp;sr=1-1&amp;keywords=chenilledraht</text:p>
          </table:table-cell>
          <table:table-cell/>
          <table:table-cell office:value-type="float" office:value="10.49">
            <text:p>10,49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Wackelaugen 7mm</text:p>
          </table:table-cell>
          <table:table-cell table:number-columns-repeated="4"/>
          <table:table-cell office:value-type="string">
            <text:p>http://www.amazon.de/Wackelaugen-rund-7mm-100-St%C3%BCck/dp/B00203YJ34/ref=sr_1_1?s=kitchen&amp;ie=UTF8&amp;qid=1373761536&amp;sr=1-1&amp;keywords=wackelaugen</text:p>
          </table:table-cell>
          <table:table-cell/>
          <table:table-cell office:value-type="float" office:value="3.94">
            <text:p>3,94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Wackelaugen bunt</text:p>
          </table:table-cell>
          <table:table-cell table:number-columns-repeated="4"/>
          <table:table-cell office:value-type="string">
            <text:p>http://www.amazon.de/Eduplay-Wackelaugen-Mix-Wimpern-teilig/dp/B001JPMDVE/ref=pd_sim_sbs_office_8</text:p>
          </table:table-cell>
          <table:table-cell/>
          <table:table-cell office:value-type="float" office:value="2.58">
            <text:p>2,58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litzersteine</text:p>
          </table:table-cell>
          <table:table-cell table:number-columns-repeated="4"/>
          <table:table-cell office:value-type="string">
            <text:p>http://www.amazon.de/Hotfix-Farben-Strass-Strasssteine-Glitzersteine/dp/B00BZPQMII/ref=sr_1_11?s=toys&amp;ie=UTF8&amp;qid=1373762184&amp;sr=1-11&amp;keywords=glitzersteine</text:p>
          </table:table-cell>
          <table:table-cell/>
          <table:table-cell table:formula="of:=4.99+4" office:value-type="float" office:value="8.99">
            <text:p>8,99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pplikator für Glitzersteine</text:p>
          </table:table-cell>
          <table:table-cell table:number-columns-repeated="4"/>
          <table:table-cell office:value-type="string">
            <text:p>http://www.amazon.de/CFH-52920-Strassstein-Applikator-920/dp/B005VCZ156/ref=pd_sim_sbs_diy_1</text:p>
          </table:table-cell>
          <table:table-cell/>
          <table:table-cell office:value-type="float" office:value="15.49">
            <text:p>15,49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I45:.I50])" office:value-type="float" office:value="41.49">
            <text:p>41,49</text:p>
          </table:table-cell>
          <table:table-cell table:style-name="ce1" table:formula="of:=[.I51]" office:value-type="float" office:value="41.49">
            <text:p>41,49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office:value-type="string">
            <text:p>Niedrigtemperatur Schmelzkleber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2x Klebepistolen 110′C</text:p>
          </table:table-cell>
          <table:table-cell table:number-columns-repeated="4"/>
          <table:table-cell office:value-type="string">
            <text:p>http://www.creativ-discount.de/Maxi-Hei%C3%9Fklebepistole-Niedrigtemperatur-%D8-11mm.htm?websale8=party-discount.creativ_web_de&amp;pi=CCC39-112&amp;ci=801-4561&amp;ref=google-shopping&amp;subref=CCC39-112&amp;gclid=CKiGxKSnr7gCFVIQtAodPhEAxQ</text:p>
          </table:table-cell>
          <table:table-cell/>
          <table:table-cell table:formula="of:=2*12.24" office:value-type="float" office:value="24.48">
            <text:p>24,48</text:p>
          </table:table-cell>
          <table:table-cell/>
          <table:table-cell office:value-type="string">
            <text:p>(dort könnte man auch die dekomaterialien mitbestelle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lebesticks</text:p>
          </table:table-cell>
          <table:table-cell office:value-type="string">
            <text:p>100 Stück</text:p>
          </table:table-cell>
          <table:table-cell table:number-columns-repeated="3"/>
          <table:table-cell office:value-type="string">
            <text:p>http://www.creativ-discount.de/Maxi-Klebesticks-%d8-11mm,-100-St%C3%BCck.htm?websale8=party-discount.creativ_web_de&amp;pi=CCC39-132&amp;ci=801-4561</text:p>
          </table:table-cell>
          <table:table-cell/>
          <table:table-cell office:value-type="float" office:value="20.79">
            <text:p>20,79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SUM([.I54:.I56])" office:value-type="float" office:value="45.27">
            <text:p>45,27</text:p>
          </table:table-cell>
          <table:table-cell table:style-name="ce1" table:formula="of:=[.I57]+4.5" office:value-type="float" office:value="49.77">
            <text:p>49,77</text:p>
          </table:table-cell>
          <table:table-cell table:number-columns-repeated="4"/>
        </table:table-row>
        <table:table-row table:style-name="ro1" table:number-rows-repeated="104850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.00.0000</text:date>, <text:time style:data-style-name="N2" text:time-value="0000-00-00T13:20: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galex </meta:initial-creator>
    <meta:creation-date>2013-07-10T23:43:57</meta:creation-date>
    <dc:date>2013-07-14T17:38:28</dc:date>
    <dc:creator>bigalex </dc:creator>
    <meta:editing-duration>PT5H33M48S</meta:editing-duration>
    <meta:editing-cycles>12</meta:editing-cycles>
    <meta:generator>LibreOffice/4.0.2.2$Linux_X86_64 LibreOffice_project/400m0$Build-2</meta:generator>
    <meta:document-statistic meta:table-count="2" meta:cell-count="507" meta:object-count="0"/>
  </office:meta>
</office:document-meta>
</file>